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0575in" svg:y="0.0406in">
            <draw:object draw:notify-on-update-of-ranges="Sheet1.A1:Sheet1.A1 Sheet1.A2:Sheet1.A3 Sheet1.D1:Sheet1.D1 Sheet1.D2:Sheet1.D3 Sheet1.E1:Sheet1.E1 Sheet1.E2:Sheet1.E3 Sheet1.F1:Sheet1.F1 Sheet1.F2:Sheet1.F3 Sheet1.G1:Sheet1.G1 Sheet1.G2:Sheet1.G3 Sheet1.H1:Sheet1.H1 Sheet1.H2:Sheet1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4413in" svg:y="6.2917in">
            <draw:object draw:notify-on-update-of-ranges="Sheet1.A38:Sheet1.A38 Sheet1.A39:Sheet1.A54 Sheet1.D38:Sheet1.D38 Sheet1.D39:Sheet1.D54 Sheet1.E38:Sheet1.E38 Sheet1.E39:Sheet1.E54 Sheet1.F38:Sheet1.F38 Sheet1.F39:Sheet1.F54 Sheet1.G38:Sheet1.G38 Sheet1.G39:Sheet1.G54 Sheet1.H38:Sheet1.H38 Sheet1.H39:Sheet1.H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676in" svg:y="14.135in">
            <draw:object draw:notify-on-update-of-ranges="Sheet1.A66:Sheet1.A66 Sheet1.A67:Sheet1.A77 Sheet1.D66:Sheet1.D66 Sheet1.D67:Sheet1.D77 Sheet1.E66:Sheet1.E66 Sheet1.E67:Sheet1.E77 Sheet1.F66:Sheet1.F66 Sheet1.F67:Sheet1.F77 Sheet1.G66:Sheet1.G66 Sheet1.G67:Sheet1.G77 Sheet1.H66:Sheet1.H66 Sheet1.H67:Sheet1.H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time" office:time-value="PT15H07M00S" calcext:value-type="time">
            <text:p>03:07:00 PM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%usr</text:p>
          </table:table-cell>
          <table:table-cell office:value-type="string" calcext:value-type="string">
            <text:p>%system</text:p>
          </table:table-cell>
          <table:table-cell office:value-type="string" calcext:value-type="string">
            <text:p>%guest</text:p>
          </table:table-cell>
          <table:table-cell office:value-type="string" calcext:value-type="string">
            <text:p>%wait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table:style-name="ce1" office:value-type="time" office:time-value="PT15H07M01S" calcext:value-type="time">
            <text:p>03:07:01 PM</text:p>
          </table:table-cell>
          <table:table-cell office:value-type="float" office:value="1000" calcext:value-type="float">
            <text:p>1000</text:p>
          </table:table-cell>
          <table:table-cell office:value-type="float" office:value="398710" calcext:value-type="float">
            <text:p>3987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reg_runner</text:p>
          </table:table-cell>
        </table:table-row>
        <table:table-row table:style-name="ro1">
          <table:table-cell table:style-name="ce1" office:value-type="time" office:time-value="PT15H07M02S" calcext:value-type="time">
            <text:p>03:07:02 PM</text:p>
          </table:table-cell>
          <table:table-cell office:value-type="float" office:value="1000" calcext:value-type="float">
            <text:p>1000</text:p>
          </table:table-cell>
          <table:table-cell office:value-type="float" office:value="398710" calcext:value-type="float">
            <text:p>3987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reg_runner</text:p>
          </table:table-cell>
        </table:table-row>
        <table:table-row table:style-name="ro1" table:number-rows-repeated="34">
          <table:table-cell table:number-columns-repeated="10"/>
        </table:table-row>
        <table:table-row table:style-name="ro1">
          <table:table-cell table:style-name="ce1" office:value-type="time" office:time-value="PT15H11M51S" calcext:value-type="time">
            <text:p>03:11:51 PM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%usr</text:p>
          </table:table-cell>
          <table:table-cell office:value-type="string" calcext:value-type="string">
            <text:p>%system</text:p>
          </table:table-cell>
          <table:table-cell office:value-type="string" calcext:value-type="string">
            <text:p>%guest</text:p>
          </table:table-cell>
          <table:table-cell office:value-type="string" calcext:value-type="string">
            <text:p>%wait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table:style-name="ce1" office:value-type="time" office:time-value="PT15H11M52S" calcext:value-type="time">
            <text:p>03:11:52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1M53S" calcext:value-type="time">
            <text:p>03:11:53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1M54S" calcext:value-type="time">
            <text:p>03:11:54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1M55S" calcext:value-type="time">
            <text:p>03:11:55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1M56S" calcext:value-type="time">
            <text:p>03:11:56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1M57S" calcext:value-type="time">
            <text:p>03:11:57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1M58S" calcext:value-type="time">
            <text:p>03:11:58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1M59S" calcext:value-type="time">
            <text:p>03:11:59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2M00S" calcext:value-type="time">
            <text:p>03:12:00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2M01S" calcext:value-type="time">
            <text:p>03:12:01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2M02S" calcext:value-type="time">
            <text:p>03:12:02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2M03S" calcext:value-type="time">
            <text:p>03:12:03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2M04S" calcext:value-type="time">
            <text:p>03:12:04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2M05S" calcext:value-type="time">
            <text:p>03:12:05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2M06S" calcext:value-type="time">
            <text:p>03:12:06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rch_name_run</text:p>
          </table:table-cell>
        </table:table-row>
        <table:table-row table:style-name="ro1">
          <table:table-cell table:style-name="ce1" office:value-type="time" office:time-value="PT15H12M07S" calcext:value-type="time">
            <text:p>03:12:07 PM</text:p>
          </table:table-cell>
          <table:table-cell office:value-type="float" office:value="1000" calcext:value-type="float">
            <text:p>1000</text:p>
          </table:table-cell>
          <table:table-cell office:value-type="float" office:value="401286" calcext:value-type="float">
            <text:p>40128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rch_name_run</text:p>
          </table:table-cell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style-name="ce1" office:value-type="time" office:time-value="PT15H06M28S" calcext:value-type="time">
            <text:p>03:06:28 PM</text:p>
          </table:table-cell>
          <table:table-cell office:value-type="string" calcext:value-type="string">
            <text:p><text:s text:c="5"/>UID </text:p>
          </table:table-cell>
          <table:table-cell office:value-type="string" calcext:value-type="string">
            <text:p><text:s text:c="4"/>PID <text:s text:c="2"/></text:p>
          </table:table-cell>
          <table:table-cell office:value-type="string" calcext:value-type="string">
            <text:p><text:s text:c="3"/>%usr <text:s/></text:p>
          </table:table-cell>
          <table:table-cell office:value-type="string" calcext:value-type="string">
            <text:p><text:s text:c="2"/>%system</text:p>
          </table:table-cell>
          <table:table-cell office:value-type="string" calcext:value-type="string">
            <text:p><text:s text:c="2"/>%guest</text:p>
          </table:table-cell>
          <table:table-cell office:value-type="string" calcext:value-type="string">
            <text:p><text:s text:c="2"/>%wait</text:p>
          </table:table-cell>
          <table:table-cell office:value-type="string" calcext:value-type="string">
            <text:p><text:s text:c="2"/>%CPU <text:s text:c="2"/>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6M29S" calcext:value-type="time">
            <text:p>03:06:29 PM</text:p>
          </table:table-cell>
          <table:table-cell office:value-type="float" office:value="1000" calcext:value-type="float">
            <text:p>1000</text:p>
          </table:table-cell>
          <table:table-cell office:value-type="float" office:value="398569" calcext:value-type="float">
            <text:p>398569</text:p>
          </table:table-cell>
          <table:table-cell office:value-type="float" office:value="146" calcext:value-type="float">
            <text:p>14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6M30S" calcext:value-type="time">
            <text:p>03:06:30 PM</text:p>
          </table:table-cell>
          <table:table-cell office:value-type="float" office:value="1000" calcext:value-type="float">
            <text:p>1000</text:p>
          </table:table-cell>
          <table:table-cell office:value-type="float" office:value="398569" calcext:value-type="float">
            <text:p>398569</text:p>
          </table:table-cell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6M31S" calcext:value-type="time">
            <text:p>03:06:31 PM</text:p>
          </table:table-cell>
          <table:table-cell office:value-type="float" office:value="1000" calcext:value-type="float">
            <text:p>1000</text:p>
          </table:table-cell>
          <table:table-cell office:value-type="float" office:value="398569" calcext:value-type="float">
            <text:p>398569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6M32S" calcext:value-type="time">
            <text:p>03:06:32 PM</text:p>
          </table:table-cell>
          <table:table-cell office:value-type="float" office:value="1000" calcext:value-type="float">
            <text:p>1000</text:p>
          </table:table-cell>
          <table:table-cell office:value-type="float" office:value="398569" calcext:value-type="float">
            <text:p>39856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6M33S" calcext:value-type="time">
            <text:p>03:06:33 PM</text:p>
          </table:table-cell>
          <table:table-cell office:value-type="float" office:value="1000" calcext:value-type="float">
            <text:p>1000</text:p>
          </table:table-cell>
          <table:table-cell office:value-type="float" office:value="398569" calcext:value-type="float">
            <text:p>39856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6M34S" calcext:value-type="time">
            <text:p>03:06:34 PM</text:p>
          </table:table-cell>
          <table:table-cell office:value-type="float" office:value="1000" calcext:value-type="float">
            <text:p>1000</text:p>
          </table:table-cell>
          <table:table-cell office:value-type="float" office:value="398569" calcext:value-type="float">
            <text:p>39856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6M35S" calcext:value-type="time">
            <text:p>03:06:35 PM</text:p>
          </table:table-cell>
          <table:table-cell office:value-type="float" office:value="1000" calcext:value-type="float">
            <text:p>1000</text:p>
          </table:table-cell>
          <table:table-cell office:value-type="float" office:value="398569" calcext:value-type="float">
            <text:p>398569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6M36S" calcext:value-type="time">
            <text:p>03:06:36 PM</text:p>
          </table:table-cell>
          <table:table-cell office:value-type="float" office:value="1000" calcext:value-type="float">
            <text:p>1000</text:p>
          </table:table-cell>
          <table:table-cell office:value-type="float" office:value="398569" calcext:value-type="float">
            <text:p>398569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6M37S" calcext:value-type="time">
            <text:p>03:06:37 PM</text:p>
          </table:table-cell>
          <table:table-cell office:value-type="float" office:value="1000" calcext:value-type="float">
            <text:p>1000</text:p>
          </table:table-cell>
          <table:table-cell office:value-type="float" office:value="398569" calcext:value-type="float">
            <text:p>39856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6M38S" calcext:value-type="time">
            <text:p>03:06:38 PM</text:p>
          </table:table-cell>
          <table:table-cell office:value-type="float" office:value="1000" calcext:value-type="float">
            <text:p>1000</text:p>
          </table:table-cell>
          <table:table-cell office:value-type="float" office:value="398569" calcext:value-type="float">
            <text:p>398569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6M39S" calcext:value-type="time">
            <text:p>03:06:39 PM</text:p>
          </table:table-cell>
          <table:table-cell office:value-type="float" office:value="1000" calcext:value-type="float">
            <text:p>1000</text:p>
          </table:table-cell>
          <table:table-cell office:value-type="float" office:value="398569" calcext:value-type="float">
            <text:p>39856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9:09:37.550819736</meta:creation-date>
    <dc:date>2025-02-28T19:39:30.890194273</dc:date>
    <meta:editing-duration>PT19M18S</meta:editing-duration>
    <meta:editing-cycles>1</meta:editing-cycles>
    <meta:document-statistic meta:table-count="1" meta:cell-count="296" meta:object-count="3"/>
    <meta:generator>LibreOffice/24.8.4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6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61cm" svg:y="3.205cm" style:legend-expansion="high" chart:style-name="ch2"/>
        <chart:plot-area chart:style-name="ch3" table:cell-range-address="Sheet1.A1:Sheet1.A3 Sheet1.D1:Sheet1.H3" chart:data-source-has-labels="both" svg:x="0.32cm" svg:y="0.18cm" svg:width="12.621cm" svg:height="8.64cm">
          <chart:coordinate-region svg:x="1.295cm" svg:y="0.379cm" svg:width="10.669cm" svg:height="7.794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" chart:label-cell-address="Sheet1.D1:Sheet1.D1" chart:class="chart:line">
            <chart:data-point chart:repeated="2"/>
          </chart:series>
          <chart:series chart:style-name="ch8" chart:values-cell-range-address="Sheet1.E2:Sheet1.E3" chart:label-cell-address="Sheet1.E1:Sheet1.E1" chart:class="chart:line">
            <chart:data-point chart:repeated="2"/>
          </chart:series>
          <chart:series chart:style-name="ch9" chart:values-cell-range-address="Sheet1.F2:Sheet1.F3" chart:label-cell-address="Sheet1.F1:Sheet1.F1" chart:class="chart:line">
            <chart:data-point chart:repeated="2"/>
          </chart:series>
          <chart:series chart:style-name="ch10" chart:values-cell-range-address="Sheet1.G2:Sheet1.G3" chart:label-cell-address="Sheet1.G1:Sheet1.G1" chart:class="chart:line">
            <chart:data-point chart:repeated="2"/>
          </chart:series>
          <chart:series chart:style-name="ch11" chart:values-cell-range-address="Sheet1.H2:Sheet1.H3" chart:label-cell-address="Sheet1.H1:Sheet1.H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usr</text:p>
                <draw:g>
                  <svg:desc>Sheet1.D1:Sheet1.D1</svg:desc>
                </draw:g>
              </table:table-cell>
              <table:table-cell office:value-type="string">
                <text:p>%system</text:p>
                <draw:g>
                  <svg:desc>Sheet1.E1:Sheet1.E1</svg:desc>
                </draw:g>
              </table:table-cell>
              <table:table-cell office:value-type="string">
                <text:p>%guest</text:p>
                <draw:g>
                  <svg:desc>Sheet1.F1:Sheet1.F1</svg:desc>
                </draw:g>
              </table:table-cell>
              <table:table-cell office:value-type="string">
                <text:p>%wait</text:p>
                <draw:g>
                  <svg:desc>Sheet1.G1:Sheet1.G1</svg:desc>
                </draw:g>
              </table:table-cell>
              <table:table-cell office:value-type="string">
                <text:p>%CPU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0.629872685185185">
                <text:p>0.629872685185185</text:p>
                <draw:g>
                  <svg:desc>Sheet1.A2:Sheet1.A3</svg:desc>
                </draw:g>
              </table:table-cell>
              <table:table-cell office:value-type="float" office:value="100">
                <text:p>100</text:p>
                <draw:g>
                  <svg:desc>Sheet1.D2:Sheet1.D3</svg:desc>
                </draw:g>
              </table:table-cell>
              <table:table-cell office:value-type="float" office:value="0">
                <text:p>0</text:p>
                <draw:g>
                  <svg:desc>Sheet1.E2:Sheet1.E3</svg:desc>
                </draw:g>
              </table:table-cell>
              <table:table-cell office:value-type="float" office:value="0">
                <text:p>0</text:p>
                <draw:g>
                  <svg:desc>Sheet1.F2:Sheet1.F3</svg:desc>
                </draw:g>
              </table:table-cell>
              <table:table-cell office:value-type="float" office:value="0">
                <text:p>0</text:p>
                <draw:g>
                  <svg:desc>Sheet1.G2:Sheet1.G3</svg:desc>
                </draw:g>
              </table:table-cell>
              <table:table-cell office:value-type="float" office:value="100">
                <text:p>100</text:p>
                <draw:g>
                  <svg:desc>Sheet1.H2:Sheet1.H3</svg:desc>
                </draw:g>
              </table:table-cell>
            </table:table-row>
            <table:table-row>
              <table:table-cell office:value-type="float" office:value="0.629884259259259">
                <text:p>0.62988425925925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6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61cm" svg:y="3.205cm" style:legend-expansion="high" chart:style-name="ch2"/>
        <chart:plot-area chart:style-name="ch3" table:cell-range-address="Sheet1.A38:Sheet1.A54 Sheet1.D38:Sheet1.H54" chart:data-source-has-labels="both" svg:x="0.32cm" svg:y="0.18cm" svg:width="12.621cm" svg:height="8.64cm">
          <chart:coordinate-region svg:x="1.839cm" svg:y="0.379cm" svg:width="10.96cm" svg:height="6.532cm"/>
          <chart:axis chart:dimension="x" chart:name="primary-x" chart:style-name="ch4" chartooo:axis-type="auto">
            <chartooo:date-scale/>
            <chart:categories table:cell-range-address="Sheet1.A39:Sheet1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9:Sheet1.D54" chart:label-cell-address="Sheet1.D38:Sheet1.D38" chart:class="chart:line">
            <chart:data-point chart:repeated="16"/>
          </chart:series>
          <chart:series chart:style-name="ch8" chart:values-cell-range-address="Sheet1.E39:Sheet1.E54" chart:label-cell-address="Sheet1.E38:Sheet1.E38" chart:class="chart:line">
            <chart:data-point chart:repeated="16"/>
          </chart:series>
          <chart:series chart:style-name="ch9" chart:values-cell-range-address="Sheet1.F39:Sheet1.F54" chart:label-cell-address="Sheet1.F38:Sheet1.F38" chart:class="chart:line">
            <chart:data-point chart:repeated="16"/>
          </chart:series>
          <chart:series chart:style-name="ch10" chart:values-cell-range-address="Sheet1.G39:Sheet1.G54" chart:label-cell-address="Sheet1.G38:Sheet1.G38" chart:class="chart:line">
            <chart:data-point chart:repeated="16"/>
          </chart:series>
          <chart:series chart:style-name="ch11" chart:values-cell-range-address="Sheet1.H39:Sheet1.H54" chart:label-cell-address="Sheet1.H38:Sheet1.H38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usr</text:p>
                <draw:g>
                  <svg:desc>Sheet1.D38:Sheet1.D38</svg:desc>
                </draw:g>
              </table:table-cell>
              <table:table-cell office:value-type="string">
                <text:p>%system</text:p>
                <draw:g>
                  <svg:desc>Sheet1.E38:Sheet1.E38</svg:desc>
                </draw:g>
              </table:table-cell>
              <table:table-cell office:value-type="string">
                <text:p>%guest</text:p>
                <draw:g>
                  <svg:desc>Sheet1.F38:Sheet1.F38</svg:desc>
                </draw:g>
              </table:table-cell>
              <table:table-cell office:value-type="string">
                <text:p>%wait</text:p>
                <draw:g>
                  <svg:desc>Sheet1.G38:Sheet1.G38</svg:desc>
                </draw:g>
              </table:table-cell>
              <table:table-cell office:value-type="string">
                <text:p>%CPU</text:p>
                <draw:g>
                  <svg:desc>Sheet1.H38:Sheet1.H38</svg:desc>
                </draw:g>
              </table:table-cell>
            </table:table-row>
          </table:table-header-rows>
          <table:table-rows>
            <table:table-row>
              <table:table-cell office:value-type="float" office:value="0.633240740740741">
                <text:p>0.633240740740741</text:p>
                <draw:g>
                  <svg:desc>Sheet1.A39:Sheet1.A54</svg:desc>
                </draw:g>
              </table:table-cell>
              <table:table-cell office:value-type="float" office:value="43">
                <text:p>43</text:p>
                <draw:g>
                  <svg:desc>Sheet1.D39:Sheet1.D54</svg:desc>
                </draw:g>
              </table:table-cell>
              <table:table-cell office:value-type="float" office:value="53">
                <text:p>53</text:p>
                <draw:g>
                  <svg:desc>Sheet1.E39:Sheet1.E54</svg:desc>
                </draw:g>
              </table:table-cell>
              <table:table-cell office:value-type="float" office:value="0">
                <text:p>0</text:p>
                <draw:g>
                  <svg:desc>Sheet1.F39:Sheet1.F54</svg:desc>
                </draw:g>
              </table:table-cell>
              <table:table-cell office:value-type="float" office:value="0">
                <text:p>0</text:p>
                <draw:g>
                  <svg:desc>Sheet1.G39:Sheet1.G54</svg:desc>
                </draw:g>
              </table:table-cell>
              <table:table-cell office:value-type="float" office:value="96">
                <text:p>96</text:p>
                <draw:g>
                  <svg:desc>Sheet1.H39:Sheet1.H54</svg:desc>
                </draw:g>
              </table:table-cell>
            </table:table-row>
            <table:table-row>
              <table:table-cell office:value-type="float" office:value="0.633252314814815">
                <text:p>0.633252314814815</text:p>
              </table:table-cell>
              <table:table-cell office:value-type="float" office:value="39">
                <text:p>3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0.633263888888889">
                <text:p>0.633263888888889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0.633275462962963">
                <text:p>0.633275462962963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0.633287037037037">
                <text:p>0.633287037037037</text:p>
              </table:table-cell>
              <table:table-cell office:value-type="float" office:value="43">
                <text:p>43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0.633298611111111">
                <text:p>0.633298611111111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0.633310185185185">
                <text:p>0.633310185185185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0.633321759259259">
                <text:p>0.633321759259259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0.633344907407408">
                <text:p>0.633344907407408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0.633356481481482">
                <text:p>0.633356481481482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0.633368055555556">
                <text:p>0.633368055555556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0.63337962962963">
                <text:p>0.63337962962963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0.633391203703704">
                <text:p>0.633391203703704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0.633402777777778">
                <text:p>0.63340277777777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0.633414351851852">
                <text:p>0.633414351851852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6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7cm" svg:y="3.205cm" style:legend-expansion="high" chart:style-name="ch2"/>
        <chart:plot-area chart:style-name="ch3" table:cell-range-address="Sheet1.A66:Sheet1.A77 Sheet1.D66:Sheet1.H77" chart:data-source-has-labels="both" svg:x="0.32cm" svg:y="0.18cm" svg:width="12.43cm" svg:height="8.64cm">
          <chart:coordinate-region svg:x="1.839cm" svg:y="0.379cm" svg:width="10.77cm" svg:height="6.532cm"/>
          <chart:axis chart:dimension="x" chart:name="primary-x" chart:style-name="ch4" chartooo:axis-type="auto">
            <chartooo:date-scale/>
            <chart:categories table:cell-range-address="Sheet1.A67:Sheet1.A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7:Sheet1.D77" chart:label-cell-address="Sheet1.D66:Sheet1.D66" chart:class="chart:line">
            <chart:data-point chart:repeated="11"/>
          </chart:series>
          <chart:series chart:style-name="ch8" chart:values-cell-range-address="Sheet1.E67:Sheet1.E77" chart:label-cell-address="Sheet1.E66:Sheet1.E66" chart:class="chart:line">
            <chart:data-point chart:repeated="11"/>
          </chart:series>
          <chart:series chart:style-name="ch9" chart:values-cell-range-address="Sheet1.F67:Sheet1.F77" chart:label-cell-address="Sheet1.F66:Sheet1.F66" chart:class="chart:line">
            <chart:data-point chart:repeated="11"/>
          </chart:series>
          <chart:series chart:style-name="ch10" chart:values-cell-range-address="Sheet1.G67:Sheet1.G77" chart:label-cell-address="Sheet1.G66:Sheet1.G66" chart:class="chart:line">
            <chart:data-point chart:repeated="11"/>
          </chart:series>
          <chart:series chart:style-name="ch11" chart:values-cell-range-address="Sheet1.H67:Sheet1.H77" chart:label-cell-address="Sheet1.H66:Sheet1.H66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%usr  </text:p>
                <draw:g>
                  <svg:desc>Sheet1.D66:Sheet1.D66</svg:desc>
                </draw:g>
              </table:table-cell>
              <table:table-cell office:value-type="string">
                <text:p>  %system</text:p>
                <draw:g>
                  <svg:desc>Sheet1.E66:Sheet1.E66</svg:desc>
                </draw:g>
              </table:table-cell>
              <table:table-cell office:value-type="string">
                <text:p>  %guest</text:p>
                <draw:g>
                  <svg:desc>Sheet1.F66:Sheet1.F66</svg:desc>
                </draw:g>
              </table:table-cell>
              <table:table-cell office:value-type="string">
                <text:p>  %wait</text:p>
                <draw:g>
                  <svg:desc>Sheet1.G66:Sheet1.G66</svg:desc>
                </draw:g>
              </table:table-cell>
              <table:table-cell office:value-type="string">
                <text:p>  %CPU   </text:p>
                <draw:g>
                  <svg:desc>Sheet1.H66:Sheet1.H66</svg:desc>
                </draw:g>
              </table:table-cell>
            </table:table-row>
          </table:table-header-rows>
          <table:table-rows>
            <table:table-row>
              <table:table-cell office:value-type="float" office:value="0.629502314814815">
                <text:p>0.629502314814815</text:p>
                <draw:g>
                  <svg:desc>Sheet1.A67:Sheet1.A77</svg:desc>
                </draw:g>
              </table:table-cell>
              <table:table-cell office:value-type="float" office:value="146">
                <text:p>146</text:p>
                <draw:g>
                  <svg:desc>Sheet1.D67:Sheet1.D77</svg:desc>
                </draw:g>
              </table:table-cell>
              <table:table-cell office:value-type="float" office:value="51">
                <text:p>51</text:p>
                <draw:g>
                  <svg:desc>Sheet1.E67:Sheet1.E77</svg:desc>
                </draw:g>
              </table:table-cell>
              <table:table-cell office:value-type="float" office:value="0">
                <text:p>0</text:p>
                <draw:g>
                  <svg:desc>Sheet1.F67:Sheet1.F77</svg:desc>
                </draw:g>
              </table:table-cell>
              <table:table-cell office:value-type="float" office:value="0">
                <text:p>0</text:p>
                <draw:g>
                  <svg:desc>Sheet1.G67:Sheet1.G77</svg:desc>
                </draw:g>
              </table:table-cell>
              <table:table-cell office:value-type="float" office:value="197">
                <text:p>197</text:p>
                <draw:g>
                  <svg:desc>Sheet1.H67:Sheet1.H77</svg:desc>
                </draw:g>
              </table:table-cell>
            </table:table-row>
            <table:table-row>
              <table:table-cell office:value-type="float" office:value="0.629513888888889">
                <text:p>0.629513888888889</text:p>
              </table:table-cell>
              <table:table-cell office:value-type="float" office:value="156">
                <text:p>15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0.629525462962963">
                <text:p>0.629525462962963</text:p>
              </table:table-cell>
              <table:table-cell office:value-type="float" office:value="84">
                <text:p>8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0.629537037037037">
                <text:p>0.629537037037037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0.629548611111111">
                <text:p>0.62954861111111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0.629560185185185">
                <text:p>0.629560185185185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0.629571759259259">
                <text:p>0.629571759259259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0.629583333333333">
                <text:p>0.629583333333333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0.629594907407407">
                <text:p>0.629594907407407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0.629606481481482">
                <text:p>0.629606481481482</text:p>
              </table:table-cell>
              <table:table-cell office:value-type="float" office:value="53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0.629618055555556">
                <text:p>0.629618055555556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